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Open Sans" svg:font-family="Open Sans" style:font-family-generic="swiss" style:font-pitch="variable"/>
  </office:font-face-decls>
  <office:automatic-styles>
    <style:style style:name="P1" style:parent-style-name="Normal" style:master-page-name="MP0" style:family="paragraph">
      <style:paragraph-properties fo:break-before="page"/>
      <style:text-properties style:font-name="Arial" style:font-name-complex="Arial" fo:color="#000000" fo:font-size="14pt" style:font-size-asian="14pt" style:font-size-complex="14pt"/>
    </style:style>
    <style:style style:name="T6" style:parent-style-name="DefaultParagraphFont" style:family="text">
      <style:text-properties style:font-name="Arial" style:font-name-asian="Times New Roman" style:font-name-complex="Arial" fo:color="#000000" style:letter-kerning="true" fo:font-size="14pt" style:font-size-asian="14pt" style:font-size-complex="14pt" style:language-asian="en" style:country-asian="GB"/>
    </style:style>
    <style:style style:name="P7" style:parent-style-name="Normal" style:family="paragraph">
      <style:text-properties style:font-name="Arial" style:font-name-asian="Times New Roman" style:font-name-complex="Arial" fo:color="#000000" style:letter-kerning="true" fo:font-size="14pt" style:font-size-asian="14pt" style:font-size-complex="14pt" style:language-asian="en" style:country-asian="GB"/>
    </style:style>
    <style:style style:name="P8" style:parent-style-name="Normal" style:family="paragraph">
      <style:text-properties style:font-name="Arial" style:font-name-asian="Times New Roman" style:font-name-complex="Arial" fo:color="#000000" style:letter-kerning="true" fo:font-size="14pt" style:font-size-asian="14pt" style:font-size-complex="14pt" style:language-asian="en" style:country-asian="GB"/>
    </style:style>
    <style:style style:name="P9" style:parent-style-name="Normal" style:family="paragraph">
      <style:text-properties style:font-name="Arial" style:font-name-asian="Times New Roman" style:font-name-complex="Arial" fo:color="#000000" style:letter-kerning="true" fo:font-size="14pt" style:font-size-asian="14pt" style:font-size-complex="14pt" style:language-asian="en" style:country-asian="GB"/>
    </style:style>
    <style:style style:name="T10" style:parent-style-name="DefaultParagraphFont" style:family="text">
      <style:text-properties style:font-name="Arial" style:font-name-asian="Times New Roman" style:font-name-complex="Arial" fo:color="#000000" style:letter-kerning="true" fo:font-size="14pt" style:font-size-asian="14pt" style:font-size-complex="14pt" style:language-asian="en" style:country-asian="GB"/>
    </style:style>
    <style:style style:name="T11" style:parent-style-name="DefaultParagraphFont" style:family="text">
      <style:text-properties style:font-name="Arial" style:font-name-complex="Arial" fo:color="#000000" fo:font-size="14pt" style:font-size-asian="14pt" style:font-size-complex="14pt" fo:background-color="#FFFFFF"/>
    </style:style>
    <style:style style:name="P12"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T13" style:parent-style-name="DefaultParagraphFont" style:family="text">
      <style:text-properties style:font-name="Arial" style:font-name-asian="Times New Roman" style:font-name-complex="Arial" fo:color="#000000" style:letter-kerning="true" fo:font-size="14pt" style:font-size-asian="14pt" style:font-size-complex="14pt" style:language-asian="en" style:country-asian="GB"/>
    </style:style>
    <style:style style:name="T14" style:parent-style-name="DefaultParagraphFont" style:family="text">
      <style:text-properties style:font-name="Arial" style:font-name-asian="Times New Roman" style:font-name-complex="Arial" fo:color="#000000" style:letter-kerning="true" fo:font-size="14pt" style:font-size-asian="14pt" style:font-size-complex="14pt" style:language-asian="en" style:country-asian="GB"/>
    </style:style>
    <style:style style:name="P15" style:parent-style-name="Normal" style:family="paragraph">
      <style:text-properties style:font-name="Arial" style:font-name-asian="Times New Roman" style:font-name-complex="Arial" fo:color="#000000" style:letter-kerning="true" fo:font-size="14pt" style:font-size-asian="14pt" style:font-size-complex="14pt" style:language-asian="en" style:country-asian="GB"/>
    </style:style>
    <style:style style:name="P16" style:parent-style-name="NormalWeb" style:family="paragraph">
      <style:paragraph-properties fo:margin-top="0in" fo:margin-bottom="0in"/>
    </style:style>
    <style:style style:name="T17" style:parent-style-name="DefaultParagraphFont" style:family="text">
      <style:text-properties style:font-name="Arial" style:font-name-complex="Arial" fo:color="#000000" style:letter-kerning="true" fo:font-size="14pt" style:font-size-asian="14pt" style:font-size-complex="14pt" style:language-asian="en" style:country-asian="GB"/>
    </style:style>
    <style:style style:name="P18"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19"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0"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1"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2"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3"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4"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5"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6"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7"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8"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29"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30"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31"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32"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33"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34"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35"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36"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P37" style:parent-style-name="Normal" style:family="paragraph">
      <style:text-properties style:font-name="Arial" style:font-name-complex="Arial" fo:font-weight="bold" style:font-weight-asian="bold" style:font-weight-complex="bold" fo:color="#000000" fo:background-color="#FFFFFF"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000000" fo:font-size="11pt" style:font-size-asian="11pt" style:font-size-complex="11pt" fo:background-color="#FFFFFF"/>
    </style:style>
    <style:style style:name="T39" style:parent-style-name="DefaultParagraphFont" style:family="text">
      <style:text-properties style:font-name="Calibri" style:font-name-complex="Calibri" fo:color="#000000" fo:font-size="11pt" style:font-size-asian="11pt" style:font-size-complex="11pt" fo:background-color="#FFFFFF"/>
    </style:style>
    <style:style style:name="T40" style:parent-style-name="DefaultParagraphFont" style:family="text">
      <style:text-properties style:font-name="Calibri" style:font-name-complex="Calibri" fo:color="#000000" fo:font-size="11pt" style:font-size-asian="11pt" style:font-size-complex="11pt" fo:background-color="#FFFFFF"/>
    </style:style>
    <style:style style:name="T41" style:parent-style-name="DefaultParagraphFont" style:family="text">
      <style:text-properties style:font-name="Calibri" style:font-name-complex="Calibri" fo:color="#000000" fo:font-size="11pt" style:font-size-asian="11pt" style:font-size-complex="11pt" fo:background-color="#FFFFFF"/>
    </style:style>
    <style:style style:name="T42" style:parent-style-name="DefaultParagraphFont" style:family="text">
      <style:text-properties style:font-name="Calibri" style:font-name-complex="Calibri" fo:font-size="11pt" style:font-size-asian="11pt" style:font-size-complex="11pt"/>
    </style:style>
    <style:style style:name="T43" style:parent-style-name="DefaultParagraphFont" style:family="text">
      <style:text-properties style:font-name="Calibri" style:font-name-complex="Calibri" fo:font-size="11pt" style:font-size-asian="11pt" style:font-size-complex="11pt"/>
    </style:style>
    <style:style style:name="T44" style:parent-style-name="DefaultParagraphFont" style:family="text">
      <style:text-properties style:font-name="Calibri" style:font-name-complex="Calibri" fo:color="#000000" fo:font-size="11pt" style:font-size-asian="11pt" style:font-size-complex="11pt" fo:background-color="#FFFFFF"/>
    </style:style>
    <style:style style:name="T45" style:parent-style-name="DefaultParagraphFont" style:family="text">
      <style:text-properties style:font-name="Calibri" style:font-name-complex="Calibri" fo:color="#000000" fo:font-size="11pt" style:font-size-asian="11pt" style:font-size-complex="11pt" fo:background-color="#FFFFFF"/>
    </style:style>
    <style:style style:name="P46" style:parent-style-name="Normal" style:family="paragraph">
      <style:text-properties style:font-name-complex="Calibri" fo:color="#000000" fo:background-color="#FFFFFF"/>
    </style:style>
    <style:style style:name="P47" style:parent-style-name="Normal" style:family="paragraph">
      <style:text-properties style:font-name-complex="Calibri" fo:color="#000000" fo:background-color="#FFFFFF"/>
    </style:style>
    <style:style style:name="P48" style:parent-style-name="Normal" style:family="paragraph">
      <style:text-properties style:font-name-complex="Calibri" fo:color="#000000" fo:background-color="#FFFFFF"/>
    </style:style>
    <style:style style:name="P49" style:parent-style-name="NormalWeb" style:family="paragraph">
      <style:text-properties style:font-name="Calibri" style:font-name-complex="Calibri" fo:font-size="11pt" style:font-size-asian="11pt" style:font-size-complex="11pt"/>
    </style:style>
    <style:style style:name="P50" style:parent-style-name="NormalWeb" style:family="paragraph">
      <style:text-properties style:font-name="Calibri" style:font-name-complex="Calibri" fo:font-size="11pt" style:font-size-asian="11pt" style:font-size-complex="11pt"/>
    </style:style>
    <style:style style:name="P51" style:parent-style-name="NormalWeb" style:family="paragraph">
      <style:text-properties style:font-name="Calibri" style:font-name-complex="Calibri" fo:font-size="11pt" style:font-size-asian="11pt" style:font-size-complex="11pt"/>
    </style:style>
    <style:style style:name="P52" style:parent-style-name="NormalWeb" style:family="paragraph">
      <style:text-properties style:font-name="Calibri" style:font-name-complex="Calibri" fo:font-size="11pt" style:font-size-asian="11pt" style:font-size-complex="11pt"/>
    </style:style>
    <style:style style:name="P53" style:parent-style-name="NormalWeb" style:family="paragraph">
      <style:paragraph-properties fo:margin-top="0in" fo:margin-bottom="0in"/>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4" style:parent-style-name="NormalWeb" style:family="paragraph">
      <style:paragraph-properties fo:margin-top="0in" fo:margin-bottom="0in"/>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5" style:parent-style-name="NormalWeb" style:family="paragraph">
      <style:paragraph-properties fo:margin-top="0in" fo:margin-bottom="0in"/>
    </style:style>
    <style:style style:name="T56" style:parent-style-name="DefaultParagraphFont" style:family="text">
      <style:text-properties style:font-name="Calibri" style:font-name-complex="Calibri" fo:font-size="11pt" style:font-size-asian="11pt" style:font-size-complex="11pt"/>
    </style:style>
    <style:style style:name="T57"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58"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59" style:parent-style-name="DefaultParagraphFont" style:family="text">
      <style:text-properties style:font-name="Calibri" style:font-name-complex="Calibri" fo:font-size="11pt" style:font-size-asian="11pt" style:font-size-complex="11pt"/>
    </style:style>
    <style:style style:name="P60" style:parent-style-name="NormalWeb" style:family="paragraph">
      <style:paragraph-properties fo:margin-top="0in" fo:margin-bottom="0in"/>
      <style:text-properties style:font-name="Calibri" style:font-name-complex="Calibri" fo:font-size="11pt" style:font-size-asian="11pt" style:font-size-complex="11pt"/>
    </style:style>
    <style:style style:name="P61" style:parent-style-name="NormalWeb" style:family="paragraph">
      <style:paragraph-properties fo:margin-top="0in" fo:margin-bottom="0in"/>
    </style:style>
    <style:style style:name="T62" style:parent-style-name="DefaultParagraphFont" style:family="text">
      <style:text-properties style:font-name="Calibri" style:font-name-complex="Calibri" fo:font-size="11pt" style:font-size-asian="11pt" style:font-size-complex="11pt"/>
    </style:style>
    <style:style style:name="T63"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64" style:parent-style-name="DefaultParagraphFont" style:family="text">
      <style:text-properties style:font-name="Calibri" style:font-name-complex="Calibri" fo:font-size="11pt" style:font-size-asian="11pt" style:font-size-complex="11pt"/>
    </style:style>
    <style:style style:name="T65" style:parent-style-name="Hyperlink" style:family="text">
      <style:text-properties style:font-name="Calibri" style:font-name-complex="Calibri" fo:font-size="11pt" style:font-size-asian="11pt" style:font-size-complex="11pt"/>
    </style:style>
    <style:style style:name="T66" style:parent-style-name="DefaultParagraphFont" style:family="text">
      <style:text-properties style:font-name="Calibri" style:font-name-complex="Calibri" fo:font-size="11pt" style:font-size-asian="11pt" style:font-size-complex="11pt"/>
    </style:style>
    <style:style style:name="P67" style:parent-style-name="NormalWeb" style:family="paragraph">
      <style:paragraph-properties fo:margin-top="0in" fo:margin-bottom="0in"/>
      <style:text-properties style:font-name="Calibri" style:font-name-complex="Calibri" fo:font-size="11pt" style:font-size-asian="11pt" style:font-size-complex="11pt"/>
    </style:style>
    <style:style style:name="P68" style:parent-style-name="NormalWeb" style:family="paragraph">
      <style:paragraph-properties fo:margin-top="0in" fo:margin-bottom="0in"/>
    </style:style>
    <style:style style:name="T69" style:parent-style-name="DefaultParagraphFont" style:family="text">
      <style:text-properties style:font-name="Calibri" style:font-name-complex="Calibri" fo:font-size="11pt" style:font-size-asian="11pt" style:font-size-complex="11pt"/>
    </style:style>
    <style:style style:name="T70" style:parent-style-name="DefaultParagraphFont" style:family="text">
      <style:text-properties style:font-name="Calibri" style:font-name-complex="Calibri" fo:font-size="11pt" style:font-size-asian="11pt" style:font-size-complex="11pt"/>
    </style:style>
    <style:style style:name="T71"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72" style:parent-style-name="DefaultParagraphFont" style:family="text">
      <style:text-properties style:font-name="Calibri" style:font-name-complex="Calibri" fo:font-size="11pt" style:font-size-asian="11pt" style:font-size-complex="11pt"/>
    </style:style>
    <style:style style:name="T73" style:parent-style-name="Hyperlink" style:family="text">
      <style:text-properties style:font-name="Calibri" style:font-name-complex="Calibri" fo:font-size="11pt" style:font-size-asian="11pt" style:font-size-complex="11pt"/>
    </style:style>
    <style:style style:name="T74" style:parent-style-name="DefaultParagraphFont" style:family="text">
      <style:text-properties style:font-name="Calibri" style:font-name-complex="Calibri" fo:font-size="11pt" style:font-size-asian="11pt" style:font-size-complex="11pt"/>
    </style:style>
    <style:style style:name="P75" style:parent-style-name="NormalWeb" style:family="paragraph">
      <style:paragraph-properties fo:margin-top="0in" fo:margin-bottom="0in"/>
      <style:text-properties style:font-name="Calibri" style:font-name-complex="Calibri" fo:font-size="11pt" style:font-size-asian="11pt" style:font-size-complex="11pt"/>
    </style:style>
    <style:style style:name="P76" style:parent-style-name="NormalWeb" style:family="paragraph">
      <style:paragraph-properties fo:margin-top="0in" fo:margin-bottom="0in"/>
    </style:style>
    <style:style style:name="T77" style:parent-style-name="DefaultParagraphFont" style:family="text">
      <style:text-properties style:font-name="Calibri" style:font-name-complex="Calibri" fo:font-size="11pt" style:font-size-asian="11pt" style:font-size-complex="11pt"/>
    </style:style>
    <style:style style:name="T78"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79"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80" style:parent-style-name="DefaultParagraphFont" style:family="text">
      <style:text-properties style:font-name="Calibri" style:font-name-complex="Calibri" fo:font-size="11pt" style:font-size-asian="11pt" style:font-size-complex="11pt"/>
    </style:style>
    <style:style style:name="T81" style:parent-style-name="Hyperlink" style:family="text">
      <style:text-properties style:font-name="Calibri" style:font-name-complex="Calibri" fo:font-size="11pt" style:font-size-asian="11pt" style:font-size-complex="11pt"/>
    </style:style>
    <style:style style:name="T82" style:parent-style-name="Hyperlink" style:family="text">
      <style:text-properties style:font-name="Calibri" style:font-name-complex="Calibri" fo:font-size="11pt" style:font-size-asian="11pt" style:font-size-complex="11pt"/>
    </style:style>
    <style:style style:name="T83" style:parent-style-name="DefaultParagraphFont" style:family="text">
      <style:text-properties style:font-name="Calibri" style:font-name-complex="Calibri" fo:font-size="11pt" style:font-size-asian="11pt" style:font-size-complex="11pt"/>
    </style:style>
    <style:style style:name="P84" style:parent-style-name="NormalWeb" style:family="paragraph">
      <style:paragraph-properties fo:margin-top="0in" fo:margin-bottom="0in"/>
      <style:text-properties style:font-name="Calibri" style:font-name-complex="Calibri" fo:font-size="11pt" style:font-size-asian="11pt" style:font-size-complex="11pt"/>
    </style:style>
    <style:style style:name="P85" style:parent-style-name="NormalWeb" style:family="paragraph">
      <style:paragraph-properties fo:margin-top="0in" fo:margin-bottom="0in"/>
    </style:style>
    <style:style style:name="T86" style:parent-style-name="DefaultParagraphFont" style:family="text">
      <style:text-properties style:font-name="Calibri" style:font-name-complex="Calibri" fo:font-size="11pt" style:font-size-asian="11pt" style:font-size-complex="11pt"/>
    </style:style>
    <style:style style:name="T87"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88" style:parent-style-name="DefaultParagraphFont" style:family="text">
      <style:text-properties style:font-name="Calibri" style:font-name-complex="Calibri" fo:font-size="11pt" style:font-size-asian="11pt" style:font-size-complex="11pt"/>
    </style:style>
    <style:style style:name="T89" style:parent-style-name="DefaultParagraphFont" style:family="text">
      <style:text-properties style:font-name="Calibri" style:font-name-complex="Calibri" fo:font-size="11pt" style:font-size-asian="11pt" style:font-size-complex="11pt"/>
    </style:style>
    <style:style style:name="T90" style:parent-style-name="Hyperlink" style:family="text">
      <style:text-properties style:font-name="Calibri" style:font-name-complex="Calibri" fo:font-size="11pt" style:font-size-asian="11pt" style:font-size-complex="11pt"/>
    </style:style>
    <style:style style:name="T91" style:parent-style-name="Hyperlink" style:family="text">
      <style:text-properties style:font-name="Calibri" style:font-name-complex="Calibri" fo:font-size="11pt" style:font-size-asian="11pt" style:font-size-complex="11pt"/>
    </style:style>
    <style:style style:name="T92" style:parent-style-name="DefaultParagraphFont" style:family="text">
      <style:text-properties style:font-name="Calibri" style:font-name-complex="Calibri" fo:font-size="11pt" style:font-size-asian="11pt" style:font-size-complex="11pt"/>
    </style:style>
    <style:style style:name="P93" style:parent-style-name="NormalWeb" style:family="paragraph">
      <style:paragraph-properties fo:margin-top="0in" fo:margin-bottom="0in"/>
      <style:text-properties style:font-name="Calibri" style:font-name-complex="Calibri" fo:font-size="11pt" style:font-size-asian="11pt" style:font-size-complex="11pt"/>
    </style:style>
  </office:automatic-styles>
  <office:body>
    <office:text text:use-soft-page-breaks="true">
      <text:p text:style-name="P1">MSc Public Policy</text:p>
      <text:p text:style-name="Normal"/>
      <text:p text:style-name="Normal"><text:span text:style-name="T6">Module: Power, politics and the policy process</text:span></text:p>
      <text:p text:style-name="P7"/>
      <text:p text:style-name="P8">Assessment: Apply theoretical lens of agenda setting on any current issue</text:p>
      <text:p text:style-name="P9"/>
      <text:p text:style-name="Normal"><text:span text:style-name="T10">Title:<text:s/></text:span><text:span text:style-name="T11">Global Corporate Minimum Tax and Kingdon’s Agenda Setting Theory</text:span></text:p>
      <text:p text:style-name="P12"/>
      <text:p text:style-name="Normal"><text:span text:style-name="T13">Student number:<text:s/></text:span><text:span text:style-name="T14">2125811</text:span></text:p>
      <text:p text:style-name="P15"/>
      <text:p text:style-name="P16"><text:span text:style-name="T17">Word count: 996 (excluding Bibliography).</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soft-page-break/>
      <text:p text:style-name="P37">GLOBAL CORPORATE MINIMUN TAX AND KINGDON’S AGENDA SETTING THOERY</text:p>
      <text:p text:style-name="NormalWeb"><text:span text:style-name="T38">A majority of the world’s countries have signed a historic agreement that would require multinational<text:s/></text:span><text:span text:style-name="T39">corporations to pay their fair share of taxes in the marketplaces where they operate and generate profits. One hundred and thirty-six countries out of 140 agreed on 8th October 2021 to bring a minimum corporate tax rate of 15% in their respective countries</text:span><text:span text:style-name="T40"><text:s/>and to bring a fair system of taxing large corporations’ earnings in the markets where they are earned. Kenya, Nigeria, Pakistan, and Sri Lanka are the only countries that have yet to sign the agreement. (Magazine and Sasi, 2021). The OCED (Organisation f</text:span><text:span text:style-name="T41">or Economic Co-operation and Development), which comprises the developed countries, conducted the talk on the Global minimum corporate tax (ibid).</text:span><text:span text:style-name="T42"><text:s/>This information raises questions about what prompted various parties (in this case, G7 countries) to develop</text:span><text:span text:style-name="T43"><text:s/>a policy and sign the Global Corporate Minimum Tax. How has the long-standing issue of tax havens reappeared in the public spotlight?<text:s/></text:span><text:span text:style-name="T44">These issues can be examined through the lens of Kingdon’s Agenda Setting theory called the Multiple stream Analysis (MSA</text:span><text:span text:style-name="T45">), and a better knowledge of the agenda-setting process can be gained.<text:s/></text:span></text:p>
      <text:p text:style-name="P46">John W. Kingdon puts forth Multiple stream analysis theory in his book Agendas, alternatives and public policies, which explains how are government agendas set? He has concentrated on<text:s/>3 explanations: problems, politics, and policy streams (Kingdon, 2014, p. 197). According to his theory, when these 3 streams converge or there is a coupling of these streams, the ideas are put on the government agenda and decisions are made. He warns the<text:s/>reader that these streams operate independently and those ideas are only pushed onto the decision agenda when policy windows are open. It should also be noted that there is no such thing as a sequence of events or elements. Things don’t happen in any order. Solutions may couple with political will and then, when the time is appropriate, with difficulties or issues. Problems and solutions may float first, awaiting political will, or the problem and political stream may meet first, with no fixed solutions.</text:p>
      <text:p text:style-name="P47">In<text:s/>the problem stream, Kingdon points out that without signs, focal events, and feedback, no issue becomes a problem and only problems are escalated on the agenda. In this news, large multinational corporations were easily able to shift profits to tax haven<text:s/>countries where taxes are comparatively lower or non-existent, and the Pandora papers exposé in October 2021 by the International Consortium of Investigative Journalists revealed hidden assets of the wealthy in tax haven countries such as Panama and the Cayman Islands (The Guardian, 3 October 2021). As a result, the issue became a problem since governments were losing a lot of money. This issue isn't new, but the current covid-crisis and the Panama Papers drew international attention to tax havens. Until it<text:s/>ran into solutions and the political stream, the problem ran on its own.</text:p>
      <text:p text:style-name="P48">For the past few years, the OCED has been working hard to update the worldwide tax system and end the issue of tax havens. They, with the USA leading, proposed 2 pillars in the inclusive framework. Pillar one entails addressing and discarding the existing method of taxing corporations based on their physical presence and adding market jurisdictions in profit redistributing (Skeppsbron Skatt, 2021). The second pillar imposes a 15% tax<text:s/>on the profits of multinational corporations (MNCs with a turnover of 750 million or more), excluding NGOs, pension and investment funds, and government institutions (ibid). Different tax thresholds, such as 21% or over 15%, were explored, and different countries backed different aspects of the concept. The application of Kingdon’s MSA theory explains the survival of some solutions, such as the 15% concept in this case, because it had the support of large countries and was practical for countries like Ireland - where the previous tax rates were very low, and major MNCs have their Headquarters.</text:p>
      <text:p text:style-name="P49">Convergence of problems with solutions doesn’t fix the subject on the decision agenda (Kingdon, 2014, p. 202). The change of the government in the USA filled the vacuum. The Biden government has been looking for measures to increase tax to fund social expenditure and infrastructure. They<text:s/><text:soft-page-break/>wanted to raise the domestic corporate tax to 28% and their minimum tax rate called GILTI (Global Intangible Low-Taxed Income) up to 21%. However, the government knew if they try to put a 21% tax rate, this would put the USA companies at a competitive disadvantage position in the world. This made the Biden administration propose the global minimum tax rate of 21% in front of G7 countries<text:s/>and the global acceptance of it will permit the Biden administration to continue working with Congress in passing the domestic tax legislation. Also, the Covid-19 crisis dried up the financial resources of many countries and the proposal announced by the<text:s/>G7 countries attracted the governments who saw this as an opportunity to claim back the tax evaded by the big companies. This explains the political stream of Kingdon’s theory. The political will aligned with the solutions and solution with problem stream,<text:s/>therefore, the item sat on the government decision making. The news also draws on the policy entrepreneurial theory (According to John Kingdon, a group/ individual that takes advantage of policy outcome to advance their interest) because here the United States is seen as using international platform to influence other countries to see the benefits of the proposal.<text:s/></text:p>
      <text:p text:style-name="P50">The solutions have been circulating among the G7 countries for years, but it was only when political entrepreneurs campaigned and demonstrated<text:s/>readiness that the Policy window was opened and the Global Minimum Tax was proposed and signed by 134 countries. Thus, the policy window was opened in this situation because of the political stream. The surfacing of the Pandora papers and the Covid Crisis,<text:s/>as well as the pairing of political will with selected remedies, offered the absolute possibility for the international tax reform system to be negotiated and signed by countries.</text:p>
      <text:p text:style-name="P51"/>
      <text:p text:style-name="P52"/>
      <text:p text:style-name="P53">BIBLIOGRAPGHY</text:p>
      <text:p text:style-name="P54"> </text:p>
      <text:p text:style-name="P55"><text:span text:style-name="T56">Kingdon, J., 2014. </text:span><text:span text:style-name="T57">Agendas, alternatives and public polic</text:span><text:span text:style-name="T58">ies</text:span><text:span text:style-name="T59">. 2nd ed. Harlow: Pearson education.</text:span></text:p>
      <text:p text:style-name="P60"> </text:p>
      <text:p text:style-name="P61"><text:span text:style-name="T62">Magazine, A. and Sasi, A., 2021. </text:span><text:span text:style-name="T63">Explained: Taxing Big Tech where it earns profits</text:span><text:span text:style-name="T64">. [online] The Indian Express. Available at: &lt;</text:span><text:a xlink:href="https://indianexpress.com/article/explained/mncs-big-tech-companies-corporate-tax-rate-7564484/" office:target-frame-name="_top" xlink:show="replace"><text:span text:style-name="T65">https://indianexpress.com/article/explained/mncs-big-tech-companies-corporate-tax-rate-7564484/</text:span></text:a><text:span text:style-name="T66">&gt; [Accessed 31 October 2021].</text:span></text:p>
      <text:p text:style-name="P67"> </text:p>
      <text:p text:style-name="P68"><text:span text:style-name="T69">Oecd.org.<text:s/></text:span><text:span text:style-name="T70">2021. </text:span><text:span text:style-name="T71">Base erosion and profit shifting - OECD BEPS</text:span><text:span text:style-name="T72">. [online] Available at: &lt;</text:span><text:a xlink:href="https://www.oecd.org/tax/beps/" office:target-frame-name="_top" xlink:show="replace"><text:span text:style-name="T73">https://www.oecd.org/tax/beps/</text:span></text:a><text:span text:style-name="T74">&gt; [Accessed 31 October 2021].</text:span></text:p>
      <text:p text:style-name="P75"> </text:p>
      <text:p text:style-name="P76"><text:span text:style-name="T77">The Guardian. 2021. </text:span><text:span text:style-name="T78">Pandora papers: biggest ever leak of offshore data</text:span><text:span text:style-name="T79"><text:s/>exposes financial secrets of rich and powerful</text:span><text:span text:style-name="T80">. [online] Available at: &lt;</text:span><text:a xlink:href="https://www.theguardian.com/news/2021/oct/03/pandora-papers-biggest-ever-leak-of-offshore-data-exposes-financial-secrets-of-rich-and-powerful" office:target-frame-name="_top" xlink:show="replace"><text:span text:style-name="T81">https://www.theguardian.</text:span><text:span text:style-name="T82">com/news/2021/oct/03/pandora-papers-biggest-ever-leak-of-offshore-data-exposes-financial-secrets-of-rich-and-powerful</text:span></text:a><text:span text:style-name="T83">&gt; [Accessed 31 October 2021].</text:span></text:p>
      <text:p text:style-name="P84"> </text:p>
      <text:p text:style-name="P85"><text:span text:style-name="T86">Skeppsbron Skatt. 2021. </text:span><text:span text:style-name="T87">OECD publishes a statement of the final versions of Pillar 1 and Pillar 2</text:span><text:span text:style-name="T88">. [online]</text:span><text:span text:style-name="T89"><text:s/>Available at: &lt;</text:span><text:a xlink:href="https://skeppsbronskatt.se/en/2021/08/23/oecd-publishes-a-statement-of-the-final-versions-of-pillar-1-and-pillar-2/" office:target-frame-name="_top" xlink:show="replace"><text:span text:style-name="T90">https://skeppsbronskatt.se/en/2021/08/23/oecd-publishes-a-statement-of-the-final-versions-of-pillar-1-and-p</text:span><text:span text:style-name="T91">illar-2/</text:span></text:a><text:span text:style-name="T92">&gt; [Accessed 31 October 2021].</text:span></text:p>
      <text:p text:style-name="P93"> </text:p>
      <text:p text:style-name="NormalWeb"><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4472C4"/>
    </style:style>
    <style:style style:name="T3" style:parent-style-name="DefaultParagraphFont" style:family="text">
      <style:text-properties fo:color="#4472C4"/>
    </style:style>
    <style:style style:name="T4" style:parent-style-name="DefaultParagraphFont" style:family="text">
      <style:text-properties style:font-name="Calibri Light" style:font-name-asian="Times New Roman" style:font-name-complex="Times New Roman" fo:color="#4472C4" fo:font-size="10pt" style:font-size-asian="10pt" style:font-size-complex="10pt"/>
    </style:style>
    <style:style style:name="T5" style:parent-style-name="DefaultParagraphFont" style:family="text">
      <style:text-properties style:font-name="Calibri Light" style:font-name-asian="Times New Roman" style:font-name-complex="Times New Roman" fo:color="#4472C4" fo:font-size="10pt" style:font-size-asian="10pt" style:font-size-complex="10pt"/>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header>
        <text:p text:style-name="Header"/>
      </style:header>
      <style:footer>
        <text:p text:style-name="Footer"><text:span text:style-name="T2"><draw:custom-shape svg:x="0in" svg:y="0in" svg:width="8.05417in" svg:height="10.42083in" draw:z-index="251659264" draw:id="id0" draw:style-name="a0" draw:name="Rectangle 452" text:anchor-type="paragraph"><svg:title/><svg:desc/><draw:enhanced-geometry draw:type="non-primitive" svg:viewBox="0 0 21600 21600" draw:enhanced-path="M 0 0 L 21600 0 21600 21600 0 21600 Z N"/></draw:custom-shape></text:span><text:span text:style-name="T3"><text:s/></text:span><text:span text:style-name="T4">pg.<text:s/></text:span><text:span text:style-name="T5"><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dhi Jain</meta:initial-creator>
    <dc:creator>Nidhi Jain</dc:creator>
    <meta:creation-date>2021-11-07T21:15:00Z</meta:creation-date>
    <dc:date>2021-11-08T23:24:00Z</dc:date>
    <meta:template xlink:href="Normal" xlink:type="simple"/>
    <meta:editing-cycles>3</meta:editing-cycles>
    <meta:editing-duration>PT11460S</meta:editing-duration>
    <meta:document-statistic meta:page-count="3" meta:paragraph-count="16" meta:word-count="1208" meta:character-count="8082" meta:row-count="57" meta:non-whitespace-character-count="6890"/>
  </office:meta>
</office:document-meta>
</file>